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68b1" officeooo:paragraph-rsid="000368b1"/>
    </style:style>
    <style:style style:name="P2" style:family="paragraph" style:parent-style-name="Standard">
      <style:text-properties officeooo:rsid="000368b1" officeooo:paragraph-rsid="00037125"/>
    </style:style>
    <style:style style:name="P3" style:family="paragraph" style:parent-style-name="Standard">
      <style:text-properties officeooo:rsid="00037125" officeooo:paragraph-rsid="00037125"/>
    </style:style>
    <style:style style:name="P4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0368b1" officeooo:paragraph-rsid="000368b1"/>
    </style:style>
    <style:style style:name="P5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0368b1" officeooo:paragraph-rsid="00037125"/>
    </style:style>
    <style:style style:name="T1" style:family="text">
      <style:text-properties officeooo:rsid="000371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is the summary of the three classical neural networks i.e. LeNet 5, AlexNet, and VGG-16.</text:p>
      <text:p text:style-name="P1"/>
      <text:p text:style-name="P1"/>
      <text:p text:style-name="P1">I. LeNet</text:p>
      <text:p text:style-name="P1"/>
      <text:p text:style-name="P1">** <text:s/>was first created to recognize hand written digits(0-9)</text:p>
      <text:p text:style-name="P1">** <text:s/>was trained by grayscale images</text:p>
      <text:p text:style-name="P1">** used the sigmoid and tanh activation functions instead of Relu function</text:p>
      <text:p text:style-name="P1">** <text:s/>trained on parameters around 60,000, <text:span text:style-name="T1">considered as small</text:span></text:p>
      <text:p text:style-name="P1">** <text:s/>as it progresses form layer to layer the height, and width decreases where as the number of channels increased</text:p>
      <text:p text:style-name="P1"/>
      <text:p text:style-name="P1">structure:</text:p>
      <text:p text:style-name="P1"/>
      <text:p text:style-name="P1">I/P<text:tab/>==&gt;<text:tab/>conv. Layer<text:tab/>==&gt; 28 x28 x 6<text:tab/>==&gt; pooling (avg or max)<text:tab/>==&gt;14 x14 x 6<text:tab/></text:p>
      <text:p text:style-name="P1">32 x 32 x 1</text:p>
      <text:p text:style-name="P4"/>
      <text:p text:style-name="P1"/>
      <text:p text:style-name="P1">==&gt; conv. Layer<text:tab/>==&gt;10 x10 x16 ==&gt; pooling <text:tab/>==&gt; 5 x5 x16 ==&gt;fully 120<text:tab/>==&gt;fully 84 ==&gt; <text:s/></text:p>
      <text:p text:style-name="P1"><text:tab/><text:tab/><text:tab/><text:tab/><text:tab/><text:tab/><text:tab/><text:tab/><text:tab/> <text:s text:c="5"/>connected <text:s text:c="8"/>connected</text:p>
      <text:p text:style-name="P1"/>
      <text:p text:style-name="P1">O/P</text:p>
      <text:p text:style-name="P1"/>
      <text:p text:style-name="P1"/>
      <text:p text:style-name="P1"/>
      <text:p text:style-name="P1">II. AlexNet</text:p>
      <text:p text:style-name="P1"/>
      <text:p text:style-name="P1">** <text:span text:style-name="T1">similar to LeNet but bigger interms of parameters (~ 60 M)</text:span></text:p>
      <text:p text:style-name="P1">** <text:span text:style-name="T1">uses relu activation</text:span></text:p>
      <text:p text:style-name="P1">** <text:span text:style-name="T1">trained on multiple GPUs</text:span></text:p>
      <text:p text:style-name="P1">** <text:span text:style-name="T1">had another layer called local response layer(LRN) where on a given layer it looks at one position of the height and width and normalized the number of channels.</text:span></text:p>
      <text:p text:style-name="P1">** <text:span text:style-name="T1">but recently now this layer is considered as not that much helpful so it okay not to use it</text:span></text:p>
      <text:p text:style-name="P1">** <text:span text:style-name="T1">had a huge impact in computer vision and helped in deep learning</text:span></text:p>
      <text:p text:style-name="P1"/>
      <text:p text:style-name="P3">structure</text:p>
      <text:p text:style-name="P3"/>
      <text:p text:style-name="P2">I/P<text:tab/>==&gt;<text:tab/>conv. Layer<text:tab/>==&gt; <text:span text:style-name="T1">55X55X6</text:span><text:tab/>==&gt; pooling <text:span text:style-name="T1">(max)</text:span><text:tab/>==&gt;<text:span text:style-name="T1">27x27x96</text:span><text:tab/></text:p>
      <text:p text:style-name="P3">224 x224x3</text:p>
      <text:p text:style-name="P5"/>
      <text:p text:style-name="P2"/>
      <text:p text:style-name="P2">==&gt; conv. Layer<text:tab/>==&gt;<text:span text:style-name="T1">27x27x256</text:span> ==&gt; pooling <text:tab/>==&gt; <text:span text:style-name="T1">13x13x256</text:span> ==&gt;conv. Layer<text:tab/>==&gt;<text:span text:style-name="T1">13 x13x 384 ==&gt;conv Layer==&gt;</text:span> <text:span text:style-name="T1">13x13x256</text:span><text:tab/>==&gt; pooling <text:span text:style-name="T1">(max)</text:span><text:tab/>==&gt;<text:span text:style-name="T1">6x6x256 ==&gt; FC 9216 ==&gt;FC 4096 ==&gt;FC 4096 ==&gt; O/P</text:span><text:tab/> <text:s/></text:p>
      <text:p text:style-name="P2"><text:tab/><text:tab/><text:tab/><text:tab/><text:tab/><text:tab/><text:tab/><text:tab/><text:tab/> <text:s text:c="13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22:12:48.962867816</meta:creation-date>
    <meta:generator>LibreOffice/5.1.6.2$Linux_X86_64 LibreOffice_project/10m0$Build-2</meta:generator>
    <dc:date>2018-06-24T22:33:06.594899734</dc:date>
    <meta:editing-duration>PT9M2S</meta:editing-duration>
    <meta:editing-cycles>1</meta:editing-cycles>
    <meta:document-statistic meta:table-count="0" meta:image-count="0" meta:object-count="0" meta:page-count="1" meta:paragraph-count="25" meta:word-count="246" meta:character-count="1415" meta:non-whitespace-character-count="1134"/>
  </office:meta>
</office:document-meta>
</file>